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fdd97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0b14d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paragraph-rsid="003fdd97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3fdd97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dd97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fdd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pt" fo:font-style="normal" fo:font-weight="normal" officeooo:paragraph-rsid="002b56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1cf52" fo:background-color="#fff200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fo:color="#ff3333" officeooo:rsid="002391da" fo:background-color="#fff200" loext:char-shading-value="0"/>
    </style:style>
    <style:style style:name="T9" style:family="text">
      <style:text-properties fo:color="#ff3333" officeooo:rsid="002def9c" fo:background-color="#fff200" loext:char-shading-value="0"/>
    </style:style>
    <style:style style:name="T10" style:family="text">
      <style:text-properties officeooo:rsid="002bda3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391da" style:font-size-asian="12pt" style:font-size-complex="12pt"/>
    </style:style>
    <style:style style:name="T13" style:family="text">
      <style:text-properties fo:font-size="12pt" officeooo:rsid="002c94e5" style:font-size-asian="12pt" style:font-size-complex="12pt"/>
    </style:style>
    <style:style style:name="T14" style:family="text">
      <style:text-properties fo:font-size="12pt" officeooo:rsid="002def9c" style:font-size-asian="12pt" style:font-size-complex="12pt"/>
    </style:style>
    <style:style style:name="T15" style:family="text">
      <style:text-properties fo:color="#ce181e" officeooo:rsid="002cf8be" fo:background-color="#fff200" loext:char-shading-value="0"/>
    </style:style>
    <style:style style:name="T16" style:family="text">
      <style:text-properties officeooo:rsid="002def9c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6"><text:span text:style-name="T22">do text</text:span></text:p><text:p text:style-name="P16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5"><text:span text:style-name="T19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20">Import depuis </text:span><text:span text:style-name="T21">arne</text:span><text:span text:style-name="T20">.odt</text:span></text:p>
            <text:p text:style-name="P1"/>
            <text:p text:style-name="P13">RECOMMANDÉ</text:p>
          </table:table-cell>
        </table:table-row>
      </table:table>
      <text:p text:style-name="P4">Transmis<text:span text:style-name="T6">sion</text:span> <text:span text:style-name="T4">des éléments de l'enquête publique</text:span></text:p>
      <text:p text:style-name="P3">d'un permis d'environnement</text:p>
      <text:p text:style-name="P2"/>
      <text:p text:style-name="P5"/>
      <text:p text:style-name="P14"/>
      <text:p text:style-name="P5"/>
      <text:p text:style-name="P6"><office:annotation><dc:creator>Gauthier Bastien</dc:creator><dc:date>2011-02-16T16:12:24</dc:date><text:p text:style-name="P16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3">Monsieur</text:span><text:span text:style-name="T12"> l</text:span><text:span text:style-name="T13">e</text:span><text:span text:style-name="T12"> Fonctionnaire </text:span><text:span text:style-name="T14">T</text:span><text:span text:style-name="T12">echnique</text:span><text:span text:style-name="T11">,</text:span></text:p>
      <text:p text:style-name="P9"/>
      <text:p text:style-name="P10">Conformément au prescrit <text:span text:style-name="T5">du Code de l'Environnement et à votre courrier </text:span><text:span text:style-name="T8">du X</text:span><text:span text:style-name="T9">X/XX</text:span>, nous vous prions de trouver, sous ce pli, <text:span text:style-name="T7">un</text:span> exemplaire <text:span text:style-name="T10">de chaque élément de l'enquête publique réalisée dans le cadre du projet rep</text:span>ris sous rubrique.</text:p>
      <text:p text:style-name="P10"/>
      <text:p text:style-name="P10">Nous vous en souhaitons bonne réception et nous vous prions d'agréer, <text:span text:style-name="T16">Monsieur le Fonctionnaire Technique</text:span>, nos salutations distinguées.</text:p>
      <text:p text:style-name="P10"/>
      <text:p text:style-name="P7"><office:annotation><dc:creator>Gauthier Bastien</dc:creator><dc:date>2011-01-13T14:56:41</dc:date><text:p text:style-name="P16"><text:span text:style-name="T22">do text</text:span></text:p><text:p text:style-name="P16"><text:span text:style-name="T22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01.259586672</dc:date>
    <dc:language>fr-FR</dc:language>
    <meta:editing-cycles>121</meta:editing-cycles>
    <meta:editing-duration>P1DT9H24M21S</meta:editing-duration>
    <meta:document-statistic meta:table-count="1" meta:image-count="0" meta:object-count="0" meta:page-count="1" meta:paragraph-count="14" meta:word-count="114" meta:character-count="837" meta:non-whitespace-character-count="752"/>
    <meta:user-defined meta:name="Info 1"/>
    <meta:user-defined meta:name="Info 2"/>
    <meta:user-defined meta:name="Info 3"/>
    <meta:user-defined meta:name="Info 4"/>
  </office:meta>
</office:document-meta>
</file>